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9c765" draw:textarea-horizontal-align="justify" draw:textarea-vertical-align="top" draw:auto-grow-height="false" fo:min-height="0.74cm" fo:min-width="8.49cm"/>
    </style:style>
    <style:style style:name="gr2" style:family="graphic" style:parent-style-name="standard">
      <style:graphic-properties draw:textarea-horizontal-align="justify" draw:textarea-vertical-align="middle" draw:auto-grow-height="false" fo:min-height="0.713cm" fo:min-width="0cm"/>
    </style:style>
    <style:style style:name="gr3" style:family="graphic" style:parent-style-name="standard">
      <style:graphic-properties draw:textarea-horizontal-align="justify" draw:textarea-vertical-align="top" draw:auto-grow-height="false" fo:min-height="3.76cm" fo:min-width="8.5cm"/>
    </style:style>
    <style:style style:name="gr4" style:family="graphic" style:parent-style-name="standard">
      <style:graphic-properties draw:fill-color="#ffffff" draw:textarea-horizontal-align="justify" draw:textarea-vertical-align="top" draw:auto-grow-height="false" fo:min-height="1.45cm" fo:min-width="6.51cm"/>
    </style:style>
    <style:style style:name="gr5" style:family="graphic" style:parent-style-name="standard">
      <style:graphic-properties draw:textarea-horizontal-align="justify" draw:textarea-vertical-align="top" draw:auto-grow-height="false" fo:min-height="10.25cm" fo:min-width="17.2cm"/>
    </style:style>
    <style:style style:name="gr6" style:family="graphic" style:parent-style-name="standard">
      <style:graphic-properties draw:fill-color="#ffffff" draw:textarea-horizontal-align="justify" draw:textarea-vertical-align="top" draw:auto-grow-height="false" fo:min-height="8.05cm" fo:min-width="6.51cm"/>
    </style:style>
    <style:style style:name="gr7" style:family="graphic" style:parent-style-name="standard">
      <style:graphic-properties draw:fill="solid" draw:fill-color="#f3715a" draw:textarea-horizontal-align="justify" draw:textarea-vertical-align="top" draw:auto-grow-height="false" fo:min-height="0.64cm" fo:min-width="5cm"/>
    </style:style>
    <style:style style:name="gr8" style:family="graphic" style:parent-style-name="standard">
      <style:graphic-properties draw:fill-color="#ffffff" draw:textarea-horizontal-align="justify" draw:textarea-vertical-align="top" draw:auto-grow-height="false" fo:min-height="0.64cm" fo:min-width="6.5cm"/>
    </style:style>
    <style:style style:name="gr9" style:family="graphic" style:parent-style-name="standard">
      <style:graphic-properties draw:fill-color="#ffffff" draw:textarea-horizontal-align="justify" draw:textarea-vertical-align="top" draw:auto-grow-height="false" fo:min-height="3.36cm" fo:min-width="6.5cm"/>
    </style:style>
    <style:style style:name="gr10" style:family="graphic" style:parent-style-name="standard">
      <style:graphic-properties draw:fill-color="#fff450" draw:textarea-horizontal-align="justify" draw:textarea-vertical-align="top" draw:auto-grow-height="false" fo:min-height="2.066cm" fo:min-width="5.692cm"/>
    </style:style>
    <style:style style:name="gr11" style:family="graphic" style:parent-style-name="standard">
      <style:graphic-properties draw:textarea-horizontal-align="justify" draw:textarea-vertical-align="top" draw:auto-grow-height="false" fo:min-height="2.55cm" fo:min-width="8.5cm"/>
    </style:style>
    <style:style style:name="gr12" style:family="graphic" style:parent-style-name="standard">
      <style:graphic-properties draw:fill-color="#ffffff" draw:textarea-horizontal-align="justify" draw:textarea-vertical-align="top" draw:auto-grow-height="false" fo:min-height="0.65cm" fo:min-width="6.51cm"/>
    </style:style>
    <style:style style:name="gr13" style:family="graphic" style:parent-style-name="standard">
      <style:graphic-properties draw:fill-color="#f3715a" draw:textarea-horizontal-align="justify" draw:textarea-vertical-align="top" draw:auto-grow-height="false" fo:min-height="0.64cm" fo:min-width="5cm"/>
    </style:style>
    <style:style style:name="gr14" style:family="graphic" style:parent-style-name="standard">
      <style:graphic-properties draw:fill-color="#f3715a" draw:textarea-horizontal-align="justify" draw:textarea-vertical-align="top" draw:auto-grow-height="false" fo:min-height="2.85cm" fo:min-width="6.51cm"/>
    </style:style>
    <style:style style:name="gr15" style:family="graphic" style:parent-style-name="standard">
      <style:graphic-properties draw:fill-color="#ffffff" draw:textarea-horizontal-align="justify" draw:textarea-vertical-align="top" draw:auto-grow-height="false" fo:min-height="1.45cm" fo:min-width="6.5cm"/>
    </style:style>
    <style:style style:name="gr16" style:family="graphic" style:parent-style-name="standard">
      <style:graphic-properties draw:fill-color="#ffffff" draw:textarea-horizontal-align="justify" draw:textarea-vertical-align="top" draw:auto-grow-height="false" fo:min-height="1.56cm" fo:min-width="5.7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3.85cm" fo:min-width="4cm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2.8cm"/>
    </style:style>
    <style:style style:name="gr19" style:family="graphic" style:parent-style-name="standard">
      <style:graphic-properties draw:textarea-horizontal-align="justify" draw:textarea-vertical-align="middle" draw:auto-grow-height="false" fo:min-height="0.25cm" fo:min-width="0.01cm"/>
    </style:style>
    <style:style style:name="gr20" style:family="graphic" style:parent-style-name="standard">
      <style:graphic-properties draw:fill-color="#f3715a" draw:textarea-horizontal-align="justify" draw:textarea-vertical-align="middle" draw:auto-grow-height="false" fo:min-height="0.25cm" fo:min-width="0.01cm"/>
    </style:style>
    <style:style style:name="gr21" style:family="graphic" style:parent-style-name="standard">
      <style:graphic-properties draw:fill-color="#89c765" draw:textarea-horizontal-align="justify" draw:textarea-vertical-align="middle" draw:auto-grow-height="false" fo:min-height="0.25cm" fo:min-width="0.01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0.25cm" fo:min-width="0.01cm"/>
    </style:style>
    <style:style style:name="gr23" style:family="graphic" style:parent-style-name="standard">
      <style:graphic-properties draw:fill="solid" draw:fill-color="#fff450" draw:textarea-horizontal-align="justify" draw:textarea-vertical-align="middle" draw:auto-grow-height="false" fo:min-height="0.25cm" fo:min-width="0.01cm"/>
    </style:style>
    <style:style style:name="gr24" style:family="graphic" style:parent-style-name="standard">
      <style:graphic-properties svg:stroke-width="0.106cm" svg:stroke-color="#ed1c24" draw:marker-start-width="0.358cm" draw:marker-end-width="0.358cm" draw:opacity="0%" draw:textarea-horizontal-align="justify" draw:textarea-vertical-align="middle" draw:auto-grow-height="false" fo:min-height="4.25cm" fo:min-width="6.5cm" fo:padding-top="0.177cm" fo:padding-bottom="0.177cm" fo:padding-left="0.302cm" fo:padding-right="0.302cm"/>
    </style:style>
    <style:style style:name="gr25" style:family="graphic" style:parent-style-name="standard">
      <style:graphic-properties svg:stroke-color="#ed1c24" draw:fill-color="#ed1c24" draw:textarea-horizontal-align="justify" draw:textarea-vertical-align="middle" draw:auto-grow-height="false" fo:min-height="0.1cm" fo:min-width="1.342cm"/>
    </style:style>
    <style:style style:name="gr26" style:family="graphic" style:parent-style-name="standard">
      <style:graphic-properties svg:stroke-color="#000000" draw:fill-color="#000000" draw:textarea-horizontal-align="justify" draw:textarea-vertical-align="middle" draw:auto-grow-height="false" fo:min-height="0.1cm" fo:min-width="0.462cm"/>
    </style:style>
    <style:style style:name="gr27" style:family="graphic" style:parent-style-name="standard">
      <style:graphic-properties svg:stroke-width="0.106cm" svg:stroke-color="#65c295" draw:marker-start-width="0.358cm" draw:marker-end-width="0.358cm" draw:opacity="0%" draw:textarea-horizontal-align="justify" draw:textarea-vertical-align="middle" draw:auto-grow-height="false" fo:min-height="1.449cm" fo:min-width="6.5cm" fo:padding-top="0.177cm" fo:padding-bottom="0.177cm" fo:padding-left="0.302cm" fo:padding-right="0.302cm"/>
    </style:style>
    <style:style style:name="gr28" style:family="graphic" style:parent-style-name="standard">
      <style:graphic-properties svg:stroke-color="#65c295" draw:fill-color="#65c295" draw:textarea-horizontal-align="justify" draw:textarea-vertical-align="middle" draw:auto-grow-height="false" fo:min-height="0.2cm" fo:min-width="0.942cm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3.55cm" fo:min-width="6cm"/>
    </style:style>
    <style:style style:name="gr30" style:family="graphic" style:parent-style-name="standard">
      <style:graphic-properties svg:stroke-color="#000000" draw:fill-color="#000000" draw:textarea-horizontal-align="justify" draw:textarea-vertical-align="middle" draw:auto-grow-height="false" fo:min-height="1.063cm" fo:min-width="0cm"/>
    </style:style>
    <style:style style:name="gr31" style:family="graphic" style:parent-style-name="standard">
      <style:graphic-properties draw:fill-color="#89c765" draw:textarea-horizontal-align="justify" draw:textarea-vertical-align="top" draw:auto-grow-height="false" fo:min-height="0.74cm" fo:min-width="5cm"/>
    </style:style>
    <style:style style:name="gr32" style:family="graphic" style:parent-style-name="standard">
      <style:graphic-properties svg:stroke-color="#000000" draw:fill-color="#000000" draw:textarea-horizontal-align="justify" draw:textarea-vertical-align="middle" draw:auto-grow-height="false" fo:min-height="0.1cm" fo:min-width="1.102cm"/>
    </style:style>
    <style:style style:name="gr33" style:family="graphic" style:parent-style-name="standard">
      <style:graphic-properties svg:stroke-color="#000000" draw:fill-color="#000000" draw:textarea-horizontal-align="justify" draw:textarea-vertical-align="middle" draw:auto-grow-height="false" fo:min-height="8.25cm" fo:min-width="0cm"/>
    </style:style>
    <style:style style:name="gr34" style:family="graphic" style:parent-style-name="standard">
      <style:graphic-properties svg:stroke-color="#000000" draw:fill-color="#000000" draw:textarea-horizontal-align="justify" draw:textarea-vertical-align="middle" draw:auto-grow-height="false" fo:min-height="0.15cm" fo:min-width="0.639cm"/>
    </style:style>
    <style:style style:name="P1" style:family="paragraph">
      <style:paragraph-properties fo:text-align="center"/>
    </style:style>
    <style:style style:name="P2" style:family="paragraph">
      <loext:graphic-properties draw:fill-color="#89c765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 draw:fill-color="#f3715a"/>
      <style:paragraph-properties fo:text-align="center"/>
    </style:style>
    <style:style style:name="P5" style:family="paragraph">
      <loext:graphic-properties draw:fill-color="#fff450"/>
      <style:paragraph-properties fo:text-align="center"/>
    </style:style>
    <style:style style:name="P6" style:family="paragraph">
      <loext:graphic-properties draw:fill-color="#f3715a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font-size="10pt" style:font-size-asian="10pt" style:font-size-complex="10pt"/>
    </style:style>
    <style:style style:name="P9" style:family="paragraph">
      <loext:graphic-properties draw:fill="solid" draw:fill-color="#fff450"/>
      <style:paragraph-properties fo:text-align="center"/>
    </style:style>
    <style:style style:name="P10" style:family="paragraph">
      <loext:graphic-properties draw:opacity="0%"/>
      <style:paragraph-properties fo:text-align="center"/>
    </style:style>
    <style:style style:name="P11" style:family="paragraph">
      <loext:graphic-properties draw:fill-color="#ed1c24"/>
      <style:paragraph-properties fo:text-align="center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-color="#65c295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99cm" svg:height="0.99cm" svg:x="29.91cm" svg:y="2.21cm">
          <text:p text:style-name="P1">Linksets (.csv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0.8cm" svg:height="1.1cm" svg:x="34.01cm" svg:y="3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9cm" svg:height="4.01cm" svg:x="29.9cm" svg:y="4.89cm">
          <text:p text:style-name="P1">Neo4j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7.01cm" svg:height="1.7cm" svg:x="31cm" svg:y="6.2cm">
          <text:p text:style-name="P1">Core Network</text:p>
          <text:p text:style-name="P1">Constru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17.7cm" svg:height="10.5cm" svg:x="10.5cm" svg:y="4.9cm">
          <text:p text:style-name="P1">NodeJS Server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4" draw:text-style-name="P3" draw:layer="layout" svg:width="7.01cm" svg:height="1.7cm" svg:x="20.4cm" svg:y="6.3cm">
          <text:p text:style-name="P1">Query Handling &amp;</text:p>
          <text:p text:style-name="P1">Packaging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6" draw:text-style-name="P3" draw:layer="layout" svg:width="7.01cm" svg:height="8.3cm" svg:x="11.89cm" svg:y="6.3cm">
          <text:p text:style-name="P1">Service Querying &amp;</text:p>
          <text:p text:style-name="P1">Communication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7" draw:text-style-name="P4" draw:layer="layout" svg:width="5.5cm" svg:height="0.89cm" svg:x="3.7cm" svg:y="10.1cm">
          <text:p text:style-name="P1">StringD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" draw:layer="layout" svg:width="7cm" svg:height="0.89cm" svg:x="11.9cm" svg:y="8.2cm">
          <text:p text:style-name="P1">Network Expans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3" draw:layer="layout" svg:width="7cm" svg:height="3.61cm" svg:x="11.89cm" svg:y="9.1cm">
          <text:p text:style-name="P1">Functional Annot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5" draw:layer="layout" svg:width="6.192cm" svg:height="2.316cm" svg:x="12.289cm" svg:y="10.003cm">
          <text:p text:style-name="P1">GO Term</text:p>
          <text:p text:style-name="P1">StringDB Description</text:p>
          <text:p text:style-name="P1">String DB Categor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" draw:layer="layout" svg:width="9cm" svg:height="2.8cm" svg:x="19.3cm" svg:y="25.3cm">
          <text:p text:style-name="P1">R Analysi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3" draw:layer="layout" svg:width="7.01cm" svg:height="0.9cm" svg:x="20.19cm" svg:y="26.6cm">
          <text:p text:style-name="P1">Results Interpret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6" draw:layer="layout" svg:width="5.5cm" svg:height="0.89cm" svg:x="12.7cm" svg:y="16.81cm">
          <text:p text:style-name="P1">DisGeN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6" draw:layer="layout" svg:width="7.01cm" svg:height="3.1cm" svg:x="20.4cm" svg:y="19.9cm">
          <text:p text:style-name="P1">GO net</text:p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3" draw:layer="layout" svg:width="7cm" svg:height="1.7cm" svg:x="11.9cm" svg:y="12.9cm">
          <text:p text:style-name="P1">Known Suicide Gene</text:p>
          <text:p text:style-name="P1">Retrieva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3" draw:layer="layout" svg:width="6.2cm" svg:height="1.81cm" svg:x="20.9cm" svg:y="20.79cm">
          <text:p text:style-name="P1">GO Term</text:p>
          <text:p text:style-name="P1">Enrichment Analysi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3" draw:layer="layout" svg:width="4.5cm" svg:height="4.1cm" svg:x="36.6cm" svg:y="24.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8" draw:layer="layout" svg:width="3.3cm" svg:height="0.5cm" svg:x="37.2cm" svg:y="25.2cm">
          <text:p text:style-name="P7"><text:span text:style-name="T1"><text:s text:c="4"/></text:span><text:span text:style-name="T1">Environ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" draw:layer="layout" svg:width="0.51cm" svg:height="0.5cm" svg:x="37.2cm" svg:y="25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8" draw:layer="layout" svg:width="3.3cm" svg:height="0.5cm" svg:x="37.2cm" svg:y="25.9cm">
          <text:p text:style-name="P7"><text:span text:style-name="T1"><text:s text:c="4"/></text:span><text:span text:style-name="T1">Ser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6" draw:layer="layout" svg:width="0.51cm" svg:height="0.5cm" svg:x="37.2cm" svg:y="25.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8" draw:layer="layout" svg:width="3.3cm" svg:height="0.5cm" svg:x="37.2cm" svg:y="26.601cm">
          <text:p text:style-name="P7"><text:span text:style-name="T1"><text:s text:c="4"/></text:span><text:span text:style-name="T1">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" draw:layer="layout" svg:width="0.51cm" svg:height="0.5cm" svg:x="37.2cm" svg:y="26.6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8" draw:layer="layout" svg:width="3.3cm" svg:height="0.5cm" svg:x="37.2cm" svg:y="27.301cm">
          <text:p text:style-name="P7"><text:span text:style-name="T1"><text:s/></text:span><text:span text:style-name="T1"><text:s/></text:span><text:span text:style-name="T1"><text:s/></text:span><text:span text:style-name="T1"><text:s/>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3" draw:layer="layout" svg:width="0.51cm" svg:height="0.5cm" svg:x="37.2cm" svg:y="27.3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8" draw:text-style-name="P8" draw:layer="layout" svg:width="3.3cm" svg:height="0.5cm" svg:x="37.2cm" svg:y="28.002cm">
          <text:p text:style-name="P7"><text:span text:style-name="T1"><text:s text:c="4"/></text:span><text:span text:style-name="T1">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9" draw:layer="layout" svg:width="0.51cm" svg:height="0.5cm" svg:x="37.2cm" svg:y="28.0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0" draw:layer="layout" svg:width="7cm" svg:height="4.5cm" svg:x="11.9cm" svg:y="8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1" draw:layer="layout" svg:width="2.3cm" svg:height="0.7cm" svg:x="9.346cm" svg:y="10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12" draw:layer="layout" svg:width="1.2cm" svg:height="0.7cm" svg:x="19.1cm" svg:y="6.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7" draw:text-style-name="P10" draw:layer="layout" svg:width="7cm" svg:height="1.699cm" svg:x="11.901cm" svg:y="12.9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13" draw:layer="layout" svg:width="1.8cm" svg:height="0.9cm" draw:transform="rotate (1.5709708597201) translate (15cm 16.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9" draw:text-style-name="P3" draw:layer="layout" svg:width="6.5cm" svg:height="3.8cm" svg:x="20.5cm" svg:y="10.4cm">
          <text:p text:style-name="P1">Expor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12" draw:layer="layout" svg:width="0.7cm" svg:height="1.5cm" svg:x="23.4cm" svg:y="8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12" draw:layer="layout" svg:width="0.7cm" svg:height="1.5cm" svg:x="23.401cm" svg:y="14.8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2" draw:layer="layout" svg:width="5.5cm" svg:height="0.99cm" svg:x="21.011cm" svg:y="16.711cm">
          <text:p text:style-name="P1">Protein List (.csv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0" draw:text-style-name="P12" draw:layer="layout" svg:width="0.7cm" svg:height="1.5cm" svg:x="23.402cm" svg:y="18.0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12" draw:layer="layout" svg:width="0.7cm" svg:height="1.5cm" svg:x="23.403cm" svg:y="23.4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2" draw:text-style-name="P12" draw:layer="layout" svg:width="2cm" svg:height="0.7cm" svg:x="27.6cm" svg:y="6.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3" draw:text-style-name="P12" draw:layer="layout" svg:width="0.4cm" svg:height="8.5cm" svg:x="15.2cm" svg:y="18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12" draw:layer="layout" svg:width="1.3cm" svg:height="0.8cm" draw:transform="rotate (-3.14159265358979) translate (16.5cm 27.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3T16:56:08.317154301</meta:creation-date>
    <dc:date>2020-05-14T03:40:06.724538054</dc:date>
    <meta:editing-duration>PT7M33S</meta:editing-duration>
    <meta:editing-cycles>1</meta:editing-cycles>
    <meta:document-statistic meta:object-count="42"/>
    <meta:generator>LibreOffice/6.0.7.3$Linux_X86_64 LibreOffice_project/00m0$Build-3</meta:generator>
  </office:meta>
</office:document-meta>
</file>